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Normal" style:family="paragraph">
      <style:paragraph-properties fo:margin-left="0.25in">
        <style:tab-stops/>
      </style:paragraph-properties>
    </style:style>
    <style:style style:name="P4" style:parent-style-name="Paragraphedeliste" style:list-style-name="LFO1" style:family="paragraph"/>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Paragraphedeliste" style:list-style-name="LFO2" style:family="paragraph"/>
    <style:style style:name="P10" style:parent-style-name="Paragraphedeliste" style:list-style-name="LFO1" style:family="paragraph"/>
  </office:automatic-styles>
  <office:body>
    <office:text text:use-soft-page-breaks="true">
      <text:p text:style-name="P1">Application Mobile Android pour la Détection des Sinistres Automobiles rapport</text:p>
      <text:p text:style-name="Normal">Les besoins fonctionnels</text:p>
      <text:p text:style-name="Normal">### Besoins fonctionnels de l'application mobile Android pour la détection des sinistres automobiles</text:p>
      <text:p text:style-name="Normal"/>
      <text:p text:style-name="Normal">Les **besoins fonctionnels** décrivent ce que le système doit accomplir pour répondre aux attentes des utilisateurs et atteindre les objectifs définis dans l'étude fonctionnelle. Ils se traduisent par les différentes actions ou services que l'application doit fournir.</text:p>
      <text:p text:style-name="Normal"/>
      <text:p text:style-name="Normal">#### 1. **Détection des accidents**</text:p>
      <text:p text:style-name="Normal"><text:s text:c="3"/>- **Détection automatique** des accidents en analysant les données des capteurs du téléphone (accéléromètre, gyroscope, GPS).</text:p>
      <text:p text:style-name="Normal"><text:s text:c="3"/>- Capacité à différencier les faux positifs (freinage brusque, virage serré) d’un véritable accident.</text:p>
      <text:p text:style-name="Normal"><text:s text:c="3"/>- Notification à l'utilisateur pour confirmer ou annuler la détection d'accident.</text:p>
      <text:p text:style-name="Normal"/>
      <text:p text:style-name="Normal">#### 2. **Notification et alerte d'urgence**</text:p>
      <text:p text:style-name="Normal"><text:s text:c="3"/>- **Envoi automatique d'une alerte** en cas de détection d'un accident grave si l’utilisateur ne répond pas dans un délai donné (ex : 30 secondes).</text:p>
      <text:p text:style-name="Normal"><text:s text:c="3"/>- Envoi des alertes aux contacts d'urgence préenregistrés via **SMS, appels** ou **e-mails**, avec des informations telles que la localisation GPS et l'heure de l'accident.</text:p>
      <text:p text:style-name="Normal"><text:s text:c="3"/>- Option pour alerter directement les services d'urgence (ex : 112) en cas de situation critique.</text:p>
      <text:p text:style-name="Normal"/>
      <text:p text:style-name="Normal">#### 3. **Configuration des contacts d'urgence**</text:p>
      <text:p text:style-name="Normal"><text:s text:c="3"/>- Permettre à l’utilisateur de **pré-enregistrer des contacts d'urgence**, tels que des membres de la famille, amis ou assureurs.</text:p>
      <text:p text:style-name="Normal"><text:s text:c="3"/>- Interface simple pour ajouter, modifier ou supprimer des contacts d’urgence depuis l’application.</text:p>
      <text:p text:style-name="Normal"><text:s text:c="3"/>- Gestion des autorisations et du consentement des contacts d'urgence pour recevoir ces alertes.</text:p>
      <text:p text:style-name="Normal"/>
      <text:p text:style-name="Normal">#### 4. **Capture de données post-accident**</text:p>
      <text:p text:style-name="Normal"><text:s text:c="3"/>- Interface pour que l'utilisateur puisse capturer des **photos et vidéos** de la scène de l'accident.</text:p>
      <text:soft-page-break/>
      <text:p text:style-name="Normal"><text:s text:c="3"/>- Enregistrement automatique ou manuel de ces données pour aider dans les démarches d’assurance.</text:p>
      <text:p text:style-name="Normal"><text:s text:c="3"/>- Archivage des photos et vidéos au sein de l’application, avec option d'exportation vers d'autres services ou plateformes.</text:p>
      <text:p text:style-name="Normal"/>
      <text:p text:style-name="Normal">#### 5. **Génération automatique de rapports d'accident**</text:p>
      <text:p text:style-name="Normal"><text:s text:c="3"/>- **Création automatique d’un rapport d'accident** après la détection d’un sinistre, incluant les informations suivantes :</text:p>
      <text:p text:style-name="Normal"><text:s text:c="5"/>- Date et heure de l'accident.</text:p>
      <text:p text:style-name="Normal"><text:s text:c="5"/>- Localisation GPS.</text:p>
      <text:p text:style-name="Normal"><text:s text:c="5"/>- Intensité du choc.</text:p>
      <text:p text:style-name="Normal"><text:s text:c="5"/>- Photos/vidéos capturées (si disponibles).</text:p>
      <text:p text:style-name="Normal"><text:s text:c="3"/>- Fonctionnalité d'édition du rapport par l’utilisateur avant envoi.</text:p>
      <text:p text:style-name="Normal"><text:s text:c="3"/>- **Export du rapport** au format PDF ou envoi direct vers les assureurs.</text:p>
      <text:p text:style-name="Normal"/>
      <text:p text:style-name="Normal">#### 6. **Historique des accidents**</text:p>
      <text:p text:style-name="Normal"><text:s text:c="3"/>- Enregistrement de tous les **accidents détectés** avec leur date, heure, localisation et rapport associé.</text:p>
      <text:p text:style-name="Normal"><text:s text:c="3"/>- Affichage d'un **historique détaillé** avec possibilité de consulter ou partager les anciens rapports.</text:p>
      <text:p text:style-name="Normal"><text:s text:c="3"/>- Option pour **supprimer** des incidents ou rapports de l’historique.</text:p>
      <text:p text:style-name="Normal"/>
      <text:p text:style-name="Normal">#### 7. **Localisation et suivi en temps réel**</text:p>
      <text:p text:style-name="Normal"><text:s text:c="3"/>- Suivi de la **localisation du véhicule** en temps réel grâce aux données GPS.</text:p>
      <text:p text:style-name="Normal"><text:s text:c="3"/>- Option pour partager la position avec des contacts de confiance en temps réel (ex : parents, gestionnaires de flotte).</text:p>
      <text:p text:style-name="Normal"><text:s text:c="3"/>- Fonction d'alerte en temps réel en cas d’accident détecté lors du suivi de localisation.</text:p>
      <text:p text:style-name="Normal"/>
      <text:p text:style-name="Normal">#### 8. **Gestion d'énergie et optimisation**</text:p>
      <text:p text:style-name="Normal"><text:s text:c="3"/>- Optimisation pour réduire la **consommation d’énergie** due à l'utilisation continue des capteurs (accéléromètre, GPS).</text:p>
      <text:p text:style-name="Normal"><text:s text:c="3"/>- **Mise en veille intelligente** des capteurs lorsque l’utilisateur n'est pas en déplacement (ex : lorsque le véhicule est à l'arrêt).</text:p>
      <text:p text:style-name="Normal"/>
      <text:soft-page-break/>
      <text:p text:style-name="Normal">#### 9. **Service de remorquage et réparation**</text:p>
      <text:p text:style-name="Normal"><text:s text:c="3"/>- Affichage des **services de remorquage** ou **garages à proximité** après un accident.</text:p>
      <text:p text:style-name="Normal"><text:s text:c="3"/>- Option pour appeler directement les services de remorquage ou réparation via l’application.</text:p>
      <text:p text:style-name="Normal"/>
      <text:p text:style-name="Normal">#### 10. **Personnalisation des notifications et paramètres**</text:p>
      <text:p text:style-name="Normal"><text:s text:c="3"/>- Interface pour permettre à l’utilisateur de **configurer les notifications** (durée avant envoi automatique, alertes visuelles/sonores).</text:p>
      <text:p text:style-name="Normal"><text:s text:c="3"/>- Paramétrage des **seuils de gravité** d’un accident pour ajuster la sensibilité des alertes.</text:p>
      <text:p text:style-name="Normal"/>
      <text:p text:style-name="Normal">#### 11. **Connexion avec les assurances**</text:p>
      <text:p text:style-name="Normal"><text:s text:c="3"/>- Intégration possible avec des services d’assurance pour **envoyer automatiquement les rapports** d'accidents.</text:p>
      <text:p text:style-name="Normal"><text:s text:c="3"/>- **Historique des interactions** avec les assureurs, suivi de l’état des réclamations ou des dossiers en cours.</text:p>
      <text:p text:style-name="Normal"/>
      <text:p text:style-name="Normal">#### 12. **Sécurité et confidentialité**</text:p>
      <text:p text:style-name="Normal"><text:s text:c="3"/>- **Chiffrement des données personnelles** (localisation, rapports d’accident, contacts d'urgence).</text:p>
      <text:p text:style-name="Normal"><text:s text:c="3"/>- Gestion des **droits d’accès** pour les contacts autorisés à recevoir les alertes.</text:p>
      <text:p text:style-name="Normal"><text:s text:c="3"/>- Sauvegarde sécurisée des données sur un **serveur distant** ou sur le cloud, avec option de restauration.</text:p>
      <text:p text:style-name="Normal"/>
      <text:p text:style-name="Normal">#### 13. **Compatibilité multi-supports**</text:p>
      <text:p text:style-name="Normal"><text:s text:c="3"/>- **Compatibilité avec les systèmes Android** les plus récents (Android 9 et plus).</text:p>
      <text:p text:style-name="Normal"><text:s text:c="3"/>- Possibilité d’utiliser l’application sur différents types de terminaux (smartphones, tablettes).</text:p>
      <text:p text:style-name="Normal"/>
      <text:p text:style-name="Normal">#### 14. **Mode hors-ligne**</text:p>
      <text:p text:style-name="Normal"><text:s text:c="3"/>- Fonctionnalité de détection d’accident **même sans connexion Internet**.</text:p>
      <text:p text:style-name="Normal"><text:s text:c="3"/>- Enregistrement des informations en local, avec envoi différé des alertes dès qu’une connexion est rétablie.</text:p>
      <text:p text:style-name="Normal"/>
      <text:p text:style-name="Normal">### Conclusion</text:p>
      <text:p text:style-name="Normal"/>
      <text:soft-page-break/>
      <text:p text:style-name="Normal">Ces besoins fonctionnels fournissent un cadre précis sur les fonctionnalités attendues de l'application mobile pour la détection des sinistres automobiles. Ils permettront d'assurer que l’application réponde efficacement aux attentes des utilisateurs tout en garantissant la **fiabilité**, la **sécurité**, et la **facilité d’utilisation** dans des situations potentiellement critiques.<text:line-break/><text:line-break/><text:line-break/><text:line-break/>Cahier des charges<text:tab/><text:tab/><text:tab/><text:tab/><text:tab/><text:tab/>le 11/10/2024</text:p>
      <text:list text:style-name="LFO1" text:continue-numbering="true">
        <text:list-item>
          <text:p text:style-name="P2">Etude fonctionnelle</text:p>
        </text:list-item>
      </text:list>
      <text:p text:style-name="P3">L’objectif principal de l’application est de détecter<text:s/>automatiquement les sinistres automobiles en analysant les données issues des capteurs du smartphones d’alertes rapidement les services d’urgences et les contacts pré-enregistrés<text:s/>en cas<text:s/>d’accident.<text:s/>Elle<text:s/>facilitera également la collecte et la gestion<text:s/>des infos après l’accident pour les assurances et l’utilisateur.</text:p>
      <text:list text:style-name="LFO1" text:continue-numbering="true">
        <text:list-item>
          <text:p text:style-name="P4">Les besoins fonctionnels<text:s/></text:p>
        </text:list-item>
      </text:list>
      <text:list text:style-name="LFO2" text:continue-numbering="true">
        <text:list-item>
          <text:p text:style-name="P5">L’utilisateur peut s’enregistrer avec son email ou se connecter avec son compte Google<text:s/></text:p>
        </text:list-item>
        <text:list-item>
          <text:p text:style-name="P6">Le client peut joindre l’image du véhicule</text:p>
        </text:list-item>
        <text:list-item>
          <text:p text:style-name="P7">Faciliter le traitement des accidents (automatisation) par le client, surtout pour les<text:s/>zones lointaines pour accélérer l’intervention de l’assureur ou l’expert,</text:p>
        </text:list-item>
        <text:list-item>
          <text:p text:style-name="P8">Entraîner un modèle de détection du véhicule endommagé avec une précision élevée,</text:p>
        </text:list-item>
        <text:list-item>
          <text:p text:style-name="P9">Fonctionnement des modèles en mode hors-ligne , afin de sauvegarder les données de l’accident pour les envoyer lorsque cela est possible,<text:line-break/></text:p>
        </text:list-item>
      </text:list>
      <text:list text:style-name="LFO1" text:continue-numbering="true">
        <text:list-item>
          <text:p text:style-name="P10">Les besoins non fonctionnels<text:s/></text:p>
        </text:list-item>
      </text:list>
      <text:p text:style-name="Paragraphedeliste">Performance</text:p>
      <text:p text:style-name="Paragraphedeliste">−<text:s/><text:s/>Réactivité : Il est essentiel que l'application soit réactive et garantisse une expérience<text:s/>utilisateur fluide, même lorsqu'elle traite de gros volumes de données ou de tâches<text:s/>complexes. Cela implique de réduire les temps de chargement, d'assurer des<text:s/>transitions rapides entre les écrans et de maintenir une fréquence d'image cohérente.</text:p>
      <text:p text:style-name="Paragraphedeliste"/>
      <text:p text:style-name="Paragraphedeliste">Sécurité</text:p>
      <text:p text:style-name="Paragraphedeliste">− Protection des données : Il est indispensable de préserver la confidentialité des</text:p>
      <text:p text:style-name="Paragraphedeliste">données des clients, comme les identifiants de connexion, les informations de</text:p>
      <text:p text:style-name="Paragraphedeliste">paiement, les informations sur les polices d'assurance et toute autre information</text:p>
      <text:p text:style-name="Paragraphedeliste">personnelle identifiable, afin de garantir la sécurité des données. Il est primordial de</text:p>
      <text:p text:style-name="Paragraphedeliste">mettre en place des systèmes de cryptage robustes pour la transmission et le stockage</text:p>
      <text:p text:style-name="Paragraphedeliste">des données (établir des critères pour les mots de passe souhaités), de respecter les</text:p>
      <text:p text:style-name="Paragraphedeliste">protocoles de sécurité standards de l'industrie et de réaliser régulièrement des audits</text:p>
      <text:p text:style-name="Paragraphedeliste">de sécuri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2E74B5"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2E74B5"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E74B5"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2E74B5"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2E74B5"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E74B5"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asian="Times New Roman" style:font-name-complex="Times New Roman" fo:color="#2E74B5"/>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E74B5"/>
    </style:style>
    <style:style style:name="Citationintense" style:display-name="Citation intens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CitationintenseCar" style:display-name="Citation intense Car" style:family="text" style:parent-style-name="Policepardéfaut">
      <style:text-properties fo:font-style="italic" style:font-style-asian="italic" style:font-style-complex="italic" fo:color="#2E74B5"/>
    </style:style>
    <style:style style:name="Référenceintense" style:display-name="Référence intense" style:family="text" style:parent-style-name="Policepardéfau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UMAIMA ELKHALFI</meta:initial-creator>
    <dc:creator>OUMAIMA ELKHALFI</dc:creator>
    <meta:creation-date>2024-10-11T12:17:00Z</meta:creation-date>
    <dc:date>2024-10-11T18:35:00Z</dc:date>
    <meta:template xlink:href="Normal" xlink:type="simple"/>
    <meta:editing-cycles>1</meta:editing-cycles>
    <meta:editing-duration>PT22680S</meta:editing-duration>
    <meta:document-statistic meta:page-count="4" meta:paragraph-count="14" meta:word-count="1156" meta:character-count="7501" meta:row-count="52" meta:non-whitespace-character-count="6359"/>
  </office:meta>
</office:document-meta>
</file>